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a8d6" officeooo:paragraph-rsid="0018a8d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d57d" officeooo:paragraph-rsid="0019d57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a8d6" style:font-size-asian="18pt" style:font-style-asian="normal" style:font-weight-asian="normal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he People’s Assembly, convening on the </text:span><text:span text:style-name="T4">25th</text:span><text:span text:style-name="T3"> of </text:span><text:span text:style-name="T4">November</text:span><text:span text:style-name="T3"> 2020 under the </text:span><text:span text:style-name="T4">3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2">Constitutes the need to schedule an IHC session against RedPanda_4 for posession of illegal items.</text:p>
      <text:p text:style-name="P1"/>
      <text:p text:style-name="P1">And proceeds.</text:p>
      <text:p text:style-name="P1"/>
      <text:p text:style-name="P1">Signed by,</text:p>
      <text:p text:style-name="P5">Solar_Porpoise</text:p>
      <text:p text:style-name="P2">RedPanda_4</text:p>
      <text:p text:style-name="P1"/>
      <text:p text:style-name="P1"/>
      <text:p text:style-name="P1"/>
      <text:p text:style-name="Standard"><text:span text:style-name="T1">[</text:span><text:span text:style-name="T2">Motion 33-6: To prosecute Panda for possessing illegal item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26T09:39:36.870565247</dc:date>
    <meta:editing-duration>PT1M54S</meta:editing-duration>
    <meta:editing-cycles>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8" meta:word-count="51" meta:character-count="343" meta:non-whitespace-character-count="300"/>
  </office:meta>
</office:document-meta>
</file>